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style:font-name="FreeMono"/>
    </style:style>
    <style:style style:name="P6" style:family="paragraph" style:parent-style-name="Standard">
      <style:text-properties style:font-name="FreeMono" fo:background-color="#ffff00"/>
    </style:style>
    <style:style style:name="P7"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list-style-name="L1">
      <style:text-properties fo:font-weight="bold" style:font-weight-asian="bold" style:font-weight-complex="bold"/>
    </style:style>
    <style:style style:name="P11" style:family="paragraph" style:parent-style-name="Standard" style:list-style-name="L3">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list-style-name="L2">
      <style:text-properties fo:font-weight="normal" style:font-weight-asian="normal" style:font-weight-complex="normal"/>
    </style:style>
    <style:style style:name="P14" style:family="paragraph" style:parent-style-name="Standard" style:list-style-name="L4"/>
    <style:style style:name="P15" style:family="paragraph" style:parent-style-name="Standard" style:list-style-name="L5"/>
    <style:style style:name="P16"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lease read INSTALLREAD.txt first! To get the program installed </text:p>
      <text:p text:style-name="Standard">(Note please watch out for updates in the next coming days as everything gets stablized and the dust settles)</text:p>
      <text:p text:style-name="Standard"/>
      <text:p text:style-name="Standard">(I also only documention the command line interface. <text:s/>A GUI is provided however its still a work in progress so there may be bugs, The only thing the GUI version has going for it is that you can preview the images, before exporting. <text:s/>This is more useful when working with mode4).</text:p>
      <text:p text:style-name="Standard"/>
      <text:p text:style-name="P1">Overview:</text:p>
      <text:p text:style-name="Standard">This is a little nifty program I wrote back in Spring 2010, because I was unhappy with grit, jgrit, gfx2gba, etc. <text:s/>My aim for this program is a simple command line interface that converts images,videos, animated images into a format suitable for the gba. <text:s/>As a history lesson this is the first program I ever wrote for this class. <text:s/>Also I'm not narcissistic I really didn't have a better name for this program...</text:p>
      <text:p text:style-name="Standard"/>
      <text:p text:style-name="P1">Usage:</text:p>
      <text:p text:style-name="Standard">The general usage of this program is simple</text:p>
      <text:p text:style-name="Standard"/>
      <text:p text:style-name="Standard">brandontools MODE OPTIONS OUTPUTNAME FILES</text:p>
      <text:p text:style-name="Standard"/>
      <text:p text:style-name="Standard">where mode is a mode flag (see below section command line parameters), options are any options you want while exporting, outputname will be the name of the generated output file (and array name if you are exporting one file), and a list of one or more files (given the full file path or even url).</text:p>
      <text:p text:style-name="Standard"/>
      <text:p text:style-name="P1">Examples:</text:p>
      <text:p text:style-name="Standard">brandontools -mode3 sunset example.png</text:p>
      <text:p text:style-name="Standard"/>
      <text:p text:style-name="P4">Take example.png from the current directory, export it in mode 3 format, and name the output file sunset.c / sunset.h. The output file will be in the current directory.</text:p>
      <text:p text:style-name="Standard"/>
      <text:p text:style-name="Standard">brandontools -mode3 -resize=240,160 doge <text:a xlink:type="simple" xlink:href="http://i1.kym-cdn.com/photos/images/original/000/581/567/bab.jpg">http://i1.kym-cdn.com/photos/images/original/000/581/567/bab.jpg</text:a></text:p>
      <text:p text:style-name="Standard"/>
      <text:p text:style-name="Standard">Download image from internet, resize it to 240x160, export it in mode3 format, and name the output file doge.c / doge.h The output file will be in the current directory.</text:p>
      <text:p text:style-name="Standard"/>
      <text:p text:style-name="Standard">brandontools -mode3 threeimages test_images/simple.png test_images/simple2.png test_images/simple3.png</text:p>
      <text:p text:style-name="Standard"/>
      <text:p text:style-name="Standard">Take simple.png simple2.png simple3.png found in the folder test_images relative to the current directory, export them for use in mode 3, place the images in threeimages.c threeimages.h. <text:s/></text:p>
      <text:p text:style-name="Standard"/>
      <text:p text:style-name="Standard">In this case the array names for the images are the <text:span text:style-name="T3">sanitized </text:span><text:span text:style-name="T4">filenames of the images. (Sanitized meaning the filename is converted into a proper C identifier remember that C identifiers only contain A-Z a-z 0-9 an d _) any invalid characters are removed. <text:s/>In the case where you export an image twice the first will be named file the second file2.</text:span></text:p>
      <text:p text:style-name="P9"/>
      <text:p text:style-name="P9">For more examples see tests.sh</text:p>
      <text:p text:style-name="Standard"><text:soft-page-break/></text:p>
      <text:p text:style-name="P1"/>
      <text:p text:style-name="P7">Command Line Parameters:</text:p>
      <text:p text:style-name="Standard">(Note you can just use brandontools –help after installing to see this, but included here for the sake of including it).</text:p>
      <text:p text:style-name="Standard"/>
      <text:p text:style-name="P2">Mode flags</text:p>
      <text:list xml:id="list6624259171" text:style-name="L1">
        <text:list-item>
          <text:p text:style-name="P10">-mode0 <text:span text:style-name="T2">Export for use with GBA modes 0-2 Not implemented so don't even try.</text:span></text:p>
        </text:list-item>
        <text:list-item>
          <text:p text:style-name="P10">-mode3<text:span text:style-name="T2"> Export for use with GBA mode 3 </text:span></text:p>
        </text:list-item>
        <text:list-item>
          <text:p text:style-name="P10">-mode4 <text:span text:style-name="T2">Export for use with GBA mode 4</text:span></text:p>
        </text:list-item>
        <text:list-item>
          <text:p text:style-name="P10">-sprites<text:span text:style-name="T2"> Treat image as a spritesheet and export it for use with GBA Objects Not implemented so don't even try. (see tonc for defintiion of Objects/Sprites for the GBA).</text:span></text:p>
        </text:list-item>
      </text:list>
      <text:p text:style-name="P3"/>
      <text:p text:style-name="P2">General Helpful Options</text:p>
      <text:list xml:id="list559535272" text:style-name="L2">
        <text:list-item>
          <text:p text:style-name="P13"><text:span text:style-name="T1">-resize=w,h </text:span>Resizes ALL images given to the program to the width and height given.</text:p>
        </text:list-item>
        <text:list-item>
          <text:p text:style-name="P13"><text:span text:style-name="T1">-transparent=r,g,b </text:span>Makes the color r,g,b transparent note that r,g,b corresponds to a pixel in your input image. The range of r,g,b is [0,255]. This does not magically make things transparent you must ignore pixels matching the transparent color when drawing it (see generated header for MACRO that contains the transparent color in GBA colorspace).</text:p>
        </text:list-item>
        <text:list-item>
          <text:p text:style-name="P13"><text:span text:style-name="T1">-animated </text:span>In addition to exporting multiple images, this parameter will create a final array that contains pointers to all of the other arrays. In the header file it will extern it so that it is available to any file that includes it. This is useful for animated images (duh). Note that all of the images you export will be in this array regardless of if you use an animated gif or multiple images or multiple animated gifs for that matter.</text:p>
        </text:list-item>
      </text:list>
      <text:p text:style-name="P3"/>
      <text:p text:style-name="P2">Options specific to Mode4</text:p>
      <text:list xml:id="list1584686136" text:style-name="L3">
        <text:list-item>
          <text:p text:style-name="P11">-usegimp<text:span text:style-name="T2"> Only useful if you don't know how to convert an image in gimp to indexed color. <text:s/>For mode 4 exports you have two choices. <text:s/>Depend on my in-house palette generating algorithm, or convert your image to indexed color in gimp and then use this program on it. <text:s/>You shouldn't really need this, since my algorithm is pretty good.</text:span></text:p>
        </text:list-item>
        <text:list-item>
          <text:p text:style-name="P11">-split <text:span text:style-name="T2">Generate a palette for every single image using the max colors possible. <text:s/>This is only useful if you are exporting a set of splash screens, or exporting a video (yes you can pass a video file to the program.)</text:span></text:p>
        </text:list-item>
        <text:list-item>
          <text:p text:style-name="P11">-start=X <text:span text:style-name="T2">Starts the palette off at index X.</text:span> <text:span text:style-name="T2">Useful if you have another image already exported that has X entries. You will load both palettes into palette mem. <text:s/>Using this will offset every single value in the exported array by this much.</text:span></text:p>
        </text:list-item>
        <text:list-item>
          <text:p text:style-name="P11">-palette=X<text:span text:style-name="T2"> Will restrict the palette to X entries rather than 256. Useful when combined with -start. You can restrict the number of colors in each image, and then stack the individual palettes using start.</text:span></text:p>
        </text:list-item>
      </text:list>
      <text:p text:style-name="P3"/>
      <text:p text:style-name="P3">Because I am lazy I am not bothering to list the advanced options here.</text:p>
      <text:p text:style-name="P1"/>
      <text:p text:style-name="P7">Output:</text:p>
      <text:p text:style-name="Standard">This program will always export a .c and .h combo in the directory in which you invoke brandontools.</text:p>
      <text:p text:style-name="Standard">You are to #include the header file into your code. <text:s/>So here is a sample header file.</text:p>
      <text:p text:style-name="Standard"/>
      <text:p text:style-name="P5">/*</text:p>
      <text:p text:style-name="P5"><text:s/>* Exported with brandontools x</text:p>
      <text:p text:style-name="P5"><text:s/>* Time-stamp: Some time</text:p>
      <text:p text:style-name="P5"><text:s/>* </text:p>
      <text:p text:style-name="P5"><text:s/>* Image Information</text:p>
      <text:p text:style-name="P5"><text:s/>* -----------------</text:p>
      <text:p text:style-name="P5"><text:s/>* Information about the images you exported is here</text:p>
      <text:p text:style-name="P5"><text:s/>* </text:p>
      <text:p text:style-name="P5"><text:s/>* Quote/Fortune of the Day!</text:p>
      <text:p text:style-name="P5"><text:s/>* -------------------------</text:p>
      <text:p text:style-name="P5"><text:s/>* LOL YES QUOTES WILL BE HERE</text:p>
      <text:p text:style-name="P5"><text:s/>*</text:p>
      <text:p text:style-name="P5"><text:s/>* A nagging messages telling you to report bugs will be here.</text:p>
      <text:p text:style-name="P5"><text:s/>*/</text:p>
      <text:p text:style-name="P5"/>
      <text:p text:style-name="P6">#ifndef SIMPLE_BITMAP_H</text:p>
      <text:p text:style-name="P6">#define SIMPLE_BITMAP_H</text:p>
      <text:p text:style-name="P5"/>
      <text:p text:style-name="P5">extern const unsigned short simple[1];</text:p>
      <text:p text:style-name="P5">#define SIMPLE_WIDTH 1</text:p>
      <text:p text:style-name="P5">#define SIMPLE_HEIGHT 1</text:p>
      <text:p text:style-name="P5"/>
      <text:p text:style-name="P6">#endif</text:p>
      <text:p text:style-name="P6"/>
      <text:list xml:id="list900388972" text:style-name="L4">
        <text:list-item>
          <text:p text:style-name="P14">The stuff in yellow is called an include guard (wikipedia this please). <text:s/>You should get into the habit of doing this to your header files. <text:s/>It prevents the problem of multiple inclusion.</text:p>
        </text:list-item>
        <text:list-item>
          <text:p text:style-name="P14">The extern const … line is the name of the exported array. <text:s/>It is declared as extern so you can access it in any file that #include's this. <text:s/>The name of the array here since there is one file is the name of the file. <text:s/>If there were multiple images then the images filename is used. <text:s/>Notice how the array is NOT a multidimensional array.</text:p>
        </text:list-item>
        <text:list-item>
          <text:p text:style-name="P14">You get two #defines for the width and height of the image.</text:p>
        </text:list-item>
        <text:list-item>
          <text:p text:style-name="P14">More stuff may be defined depending on what options you export the image with.</text:p>
        </text:list-item>
      </text:list>
      <text:p text:style-name="Standard"/>
      <text:p text:style-name="Standard">Here is the corresponding .c file.</text:p>
      <text:p text:style-name="P5">/* COMMENT HEADER PREAMBLE */</text:p>
      <text:p text:style-name="P5"/>
      <text:p text:style-name="P5">const unsigned short simple[1] =</text:p>
      <text:p text:style-name="P5">{</text:p>
      <text:p text:style-name="P5"><text:tab/>0x7fff</text:p>
      <text:p text:style-name="P5">};</text:p>
      <text:p text:style-name="Standard"/>
      <text:p text:style-name="Standard">If you look in test_images/simple.png you will see the example image I am using it is a 1x1 image with just white. <text:s/>Notice how this isn't a 2 dimensional array as you was probably expecting. <text:s/>The reason why its 1 dimensional is because its much easier to program this way. <text:s/>How is the data stored? The rows of the image are stored sequentially one after the other.</text:p>
      <text:p text:style-name="Standard"/>
      <text:p text:style-name="Standard"><text:soft-page-break/></text:p>
      <text:p text:style-name="Standard">To map between a pixel in the original image and a pixel in this array you use the formula W * y + x where W is the width of the image. <text:s/>If this still confuses you make a 3 by 2 image with 6 different colors and then export it using this program. You will see an array of size 6 with </text:p>
      <text:p text:style-name="Standard">(0,0), (1,0), (2,0), (0,1), (1,1), (2,1) <text:s/>where (x, y) corresponds to the color at that pixel.</text:p>
      <text:p text:style-name="Standard"/>
      <text:p text:style-name="Standard">So a summary</text:p>
      <text:list xml:id="list369737716" text:style-name="L5">
        <text:list-item>
          <text:p text:style-name="P15">#include the header file into whatever c file you need the image</text:p>
        </text:list-item>
        <text:list-item>
          <text:p text:style-name="P15">The array name is extern'd in the header.</text:p>
        </text:list-item>
        <text:list-item>
          <text:p text:style-name="P15">Also useful macros for image width and height</text:p>
        </text:list-item>
        <text:list-item>
          <text:p text:style-name="P15">The image data is stored sequentially row by row in a one dimensional array</text:p>
        </text:list-item>
        <text:list-item>
          <text:p text:style-name="P15">To get a pixel from the image given its x, y coordinates use W * y + x</text:p>
        </text:list-item>
      </text:list>
      <text:p text:style-name="Standard"/>
      <text:p text:style-name="Standard">This is all the explaining you get for free, go figure the rest out.</text:p>
      <text:p text:style-name="P7">Credits :</text:p>
      <text:p text:style-name="Standard">Me (Brandon) for the code </text:p>
      <text:p text:style-name="Standard">ImageMagick developers for ImageMagick </text:p>
      <text:p text:style-name="Standard">Magick++ developers for Magick++ </text:p>
      <text:p text:style-name="Standard">The JPG team for JPG support </text:p>
      <text:p text:style-name="Standard">The Freetype team for freetype support (even though I don't even use it!) </text:p>
      <text:p text:style-name="Standard">The authors at http://en.literateprograms.org/Median_cut_algorithm_(C_Plus_Plus)?action=history&amp;offset=20080309133934 </text:p>
      <text:p text:style-name="Standard">for their median cut algorithm which I slightly modif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0T14:16:44</meta:creation-date>
    <dc:date>2013-10-21T03:20:20</dc:date>
    <meta:editing-duration>PT10M32S</meta:editing-duration>
    <meta:editing-cycles>9</meta:editing-cycles>
    <meta:generator>LibreOffice/3.5$Linux_x86 LibreOffice_project/350m1$Build-2</meta:generator>
    <meta:document-statistic meta:table-count="0" meta:image-count="0" meta:object-count="0" meta:page-count="6" meta:paragraph-count="86" meta:word-count="1358" meta:character-count="7799" meta:non-whitespace-character-count="6497"/>
  </office:meta>
</office:document-meta>
</file>